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27.16cm" table:align="margins"/>
    </style:style>
    <style:style style:name="Tabelle1.A" style:family="table-column">
      <style:table-column-properties style:column-width="0.871cm" style:rel-column-width="2102*"/>
    </style:style>
    <style:style style:name="Tabelle1.B" style:family="table-column">
      <style:table-column-properties style:column-width="9.525cm" style:rel-column-width="22982*"/>
    </style:style>
    <style:style style:name="Tabelle1.C" style:family="table-column">
      <style:table-column-properties style:column-width="2.143cm" style:rel-column-width="5171*"/>
    </style:style>
    <style:style style:name="Tabelle1.D" style:family="table-column">
      <style:table-column-properties style:column-width="4.272cm" style:rel-column-width="10308*"/>
    </style:style>
    <style:style style:name="Tabelle1.E" style:family="table-column">
      <style:table-column-properties style:column-width="2.212cm" style:rel-column-width="5337*"/>
    </style:style>
    <style:style style:name="Tabelle1.F" style:family="table-column">
      <style:table-column-properties style:column-width="2.247cm" style:rel-column-width="5422*"/>
    </style:style>
    <style:style style:name="Tabelle1.G" style:family="table-column">
      <style:table-column-properties style:column-width="5.89cm" style:rel-column-width="142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2" style:family="table-row">
      <style:table-row-properties style:min-row-height="0.974cm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24.077cm" fo:margin-left="2.325cm" fo:margin-right="0.758cm" table:align="margins"/>
    </style:style>
    <style:style style:name="Tabelle2.A" style:family="table-column">
      <style:table-column-properties style:column-width="3.891cm" style:rel-column-width="10591*"/>
    </style:style>
    <style:style style:name="Tabelle2.B" style:family="table-column">
      <style:table-column-properties style:column-width="6.62cm" style:rel-column-width="18018*"/>
    </style:style>
    <style:style style:name="Tabelle2.C" style:family="table-column">
      <style:table-column-properties style:column-width="6.74cm" style:rel-column-width="18344*"/>
    </style:style>
    <style:style style:name="Tabelle2.D" style:family="table-column">
      <style:table-column-properties style:column-width="6.826cm" style:rel-column-width="18582*"/>
    </style:style>
    <style:style style:name="Tabelle2.A1" style:family="table-cell">
      <style:table-cell-properties style:vertical-align="middle" fo:padding="0.097cm" fo:border="none"/>
    </style:style>
    <style:style style:name="Tabelle2.B1" style:family="table-cell">
      <style:table-cell-properties fo:padding="0.097cm" fo:border="none"/>
    </style:style>
    <style:style style:name="Tabelle2.C1" style:family="table-cell">
      <style:table-cell-properties fo:padding="0.097cm" fo:border="none"/>
    </style:style>
    <style:style style:name="Tabelle2.D1" style:family="table-cell">
      <style:table-cell-properties fo:padding="0.097cm" fo:border="none"/>
    </style:style>
    <style:style style:name="Tabelle2.A2" style:family="table-cell">
      <style:table-cell-properties fo:padding="0.097cm" fo:border="none"/>
    </style:style>
    <style:style style:name="Tabelle2.B2" style:family="table-cell">
      <style:table-cell-properties fo:padding="0.097cm" fo:border="none"/>
    </style:style>
    <style:style style:name="Tabelle2.C2" style:family="table-cell">
      <style:table-cell-properties fo:padding="0.097cm" fo:border="none"/>
    </style:style>
    <style:style style:name="Tabelle2.D2" style:family="table-cell">
      <style:table-cell-properties fo:padding="0.097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8" style:family="paragraph">
      <style:paragraph-properties fo:text-align="center"/>
      <style:text-properties style:text-line-through-style="none" style:font-name="Arial1" fo:font-size="12pt" fo:font-style="normal" style:text-underline-style="none"/>
    </style:style>
    <style:style style:name="P9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P10" style:family="paragraph">
      <style:paragraph-properties fo:text-align="start"/>
      <style:text-properties style:text-line-through-style="none" style:font-name="Arial2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3" fo:font-size="10pt" fo:font-style="normal" style:text-underline-style="none"/>
    </style:style>
    <style:style style:name="P12" style:family="paragraph">
      <style:paragraph-properties fo:text-align="center"/>
      <style:text-properties style:text-line-through-style="none" style:font-name="Arial1" fo:font-size="8pt" fo:font-style="normal" style:text-underline-style="none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wsd_name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exam_desc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" form:control-implementation="ooo:com.sun.star.form.component.TextField" xml:id="control5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first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second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wsd_third" form:control-implementation="ooo:com.sun.star.form.component.TextField" xml:id="control8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2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3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4" form:control-implementation="ooo:com.sun.star.form.component.TextField" xml:id="control11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5" form:control-implementation="ooo:com.sun.star.form.component.TextField" xml:id="control12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6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7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8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9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0" form:control-implementation="ooo:com.sun.star.form.component.TextField" xml:id="control17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1" form:control-implementation="ooo:com.sun.star.form.component.TextField" xml:id="control18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_12" form:control-implementation="ooo:com.sun.star.form.component.TextField" xml:id="control19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2" form:control-implementation="ooo:com.sun.star.form.component.TextField" xml:id="control20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3" form:control-implementation="ooo:com.sun.star.form.component.TextField" xml:id="control21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4" form:control-implementation="ooo:com.sun.star.form.component.TextField" xml:id="control22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5" form:control-implementation="ooo:com.sun.star.form.component.TextField" xml:id="control23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6" form:control-implementation="ooo:com.sun.star.form.component.TextField" xml:id="control24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7" form:control-implementation="ooo:com.sun.star.form.component.TextField" xml:id="control25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8" form:control-implementation="ooo:com.sun.star.form.component.TextField" xml:id="control26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9" form:control-implementation="ooo:com.sun.star.form.component.TextField" xml:id="control27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0" form:control-implementation="ooo:com.sun.star.form.component.TextField" xml:id="control28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1" form:control-implementation="ooo:com.sun.star.form.component.TextField" xml:id="control29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born_12" form:control-implementation="ooo:com.sun.star.form.component.TextField" xml:id="control30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2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3" form:control-implementation="ooo:com.sun.star.form.component.TextField" xml:id="control32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4" form:control-implementation="ooo:com.sun.star.form.component.TextField" xml:id="control33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5" form:control-implementation="ooo:com.sun.star.form.component.TextField" xml:id="control34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6" form:control-implementation="ooo:com.sun.star.form.component.TextField" xml:id="control35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7" form:control-implementation="ooo:com.sun.star.form.component.TextField" xml:id="control36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8" form:control-implementation="ooo:com.sun.star.form.component.TextField" xml:id="control37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9" form:control-implementation="ooo:com.sun.star.form.component.TextField" xml:id="control38" form:id="control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0" form:control-implementation="ooo:com.sun.star.form.component.TextField" xml:id="control39" form:id="control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1" form:control-implementation="ooo:com.sun.star.form.component.TextField" xml:id="control40" form:id="control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ry_12" form:control-implementation="ooo:com.sun.star.form.component.TextField" xml:id="control41" form:id="control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wsd_contact" form:control-implementation="ooo:com.sun.star.form.component.TextField" xml:id="control42" form:id="control4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counter_1" form:control-implementation="ooo:com.sun.star.form.component.TextField" xml:id="control43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2" form:control-implementation="ooo:com.sun.star.form.component.TextField" xml:id="control44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3" form:control-implementation="ooo:com.sun.star.form.component.TextField" xml:id="control45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4" form:control-implementation="ooo:com.sun.star.form.component.TextField" xml:id="control46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5" form:control-implementation="ooo:com.sun.star.form.component.TextField" xml:id="control47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6" form:control-implementation="ooo:com.sun.star.form.component.TextField" xml:id="control48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7" form:control-implementation="ooo:com.sun.star.form.component.TextField" xml:id="control49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8" form:control-implementation="ooo:com.sun.star.form.component.TextField" xml:id="control50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9" form:control-implementation="ooo:com.sun.star.form.component.TextField" xml:id="control51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0" form:control-implementation="ooo:com.sun.star.form.component.TextField" xml:id="control52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1" form:control-implementation="ooo:com.sun.star.form.component.TextField" xml:id="control53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ounter_12" form:control-implementation="ooo:com.sun.star.form.component.TextField" xml:id="control54" form:id="control5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ontrol text:anchor-type="as-char" draw:z-index="0" draw:style-name="gr1" draw:text-style-name="P7" svg:width="25.699cm" svg:height="0.701cm" draw:control="control1"/></text:p>
      <text:h text:style-name="Heading_20_1" text:outline-level="1">Niederschrift der Prüfung zum Erwerb der Bescheinigung über besondere Kenntnisse gemäß ADN 8.2.1.5</text:h>
      <text:p text:style-name="Text_20_body"><draw:control text:anchor-type="as-char" draw:z-index="1" draw:style-name="gr1" draw:text-style-name="P8" svg:width="25.699cm" svg:height="0.9cm" draw:control="control2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header-rows>
          <table:table-row>
            <table:table-cell table:style-name="Tabelle1.A1" table:number-columns-spanned="4" office:value-type="string">
              <text:p text:style-name="Table_20_Heading">Teilnehmer</text:p>
            </table:table-cell>
            <table:covered-table-cell/>
            <table:covered-table-cell/>
            <table:covered-table-cell/>
            <table:table-cell table:style-name="Tabelle1.A1" table:number-columns-spanned="2" office:value-type="string">
              <text:p text:style-name="Table_20_Heading">Punktzahl</text:p>
            </table:table-cell>
            <table:covered-table-cell/>
            <table:table-cell table:style-name="Tabelle1.G1" office:value-type="string">
              <text:p text:style-name="Table_20_Heading"/>
            </table:table-cell>
          </table:table-row>
        </table:table-header-rows>
        <table:table-row table:style-name="Tabelle1.2">
          <table:table-cell table:style-name="Tabelle1.A2" office:value-type="string">
            <text:p text:style-name="Table_20_Heading">Nr.</text:p>
          </table:table-cell>
          <table:table-cell table:style-name="Tabelle1.A2" office:value-type="string">
            <text:p text:style-name="Table_20_Heading">Name/Vorname</text:p>
          </table:table-cell>
          <table:table-cell table:style-name="Tabelle1.A2" office:value-type="string">
            <text:p text:style-name="Table_20_Heading">geboren am</text:p>
          </table:table-cell>
          <table:table-cell table:style-name="Tabelle1.A2" office:value-type="string">
            <text:p text:style-name="Table_20_Heading">Staatsange-</text:p>
            <text:p text:style-name="Table_20_Heading">hörigkeit</text:p>
          </table:table-cell>
          <table:table-cell table:style-name="Tabelle1.A2" office:value-type="string">
            <text:p text:style-name="Table_20_Heading">MC</text:p>
          </table:table-cell>
          <table:table-cell table:style-name="Tabelle1.A2" office:value-type="string">
            <text:p text:style-name="Table_20_Heading">Fallfrage</text:p>
          </table:table-cell>
          <table:table-cell table:style-name="Tabelle1.G2" office:value-type="string">
            <text:p text:style-name="Table_20_Heading">Bemerkungen</text:p>
          </table:table-cell>
        </table:table-row>
        <table:table-row>
          <table:table-cell table:style-name="Tabelle1.A2" office:value-type="string">
            <text:p text:style-name="P6"><draw:control text:anchor-type="as-char" draw:z-index="42" draw:style-name="gr1" draw:text-style-name="P12" svg:width="0.664cm" svg:height="0.551cm" draw:control="control43"/></text:p>
          </table:table-cell>
          <table:table-cell table:style-name="Tabelle1.A2" office:value-type="string">
            <text:p text:style-name="Table_20_Contents"><draw:control text:anchor-type="as-char" draw:z-index="2" draw:style-name="gr1" draw:text-style-name="P9" svg:width="9.33cm" svg:height="0.551cm" draw:control="control3"/></text:p>
          </table:table-cell>
          <table:table-cell table:style-name="Tabelle1.A2" office:value-type="string">
            <text:p text:style-name="Standard"><draw:control text:anchor-type="as-char" draw:z-index="3" draw:style-name="gr1" draw:text-style-name="P9" svg:width="1.925cm" svg:height="0.551cm" draw:control="control4"/></text:p>
          </table:table-cell>
          <table:table-cell table:style-name="Tabelle1.A2" office:value-type="string">
            <text:p text:style-name="Standard"><draw:control text:anchor-type="as-char" draw:z-index="4" draw:style-name="gr1" draw:text-style-name="P9" svg:width="3.245cm" svg:height="0.551cm" draw:control="control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3" draw:style-name="gr1" draw:text-style-name="P12" svg:width="0.664cm" svg:height="0.551cm" draw:control="control44"/></text:p>
          </table:table-cell>
          <table:table-cell table:style-name="Tabelle1.A2" office:value-type="string">
            <text:p text:style-name="Standard"><draw:control text:anchor-type="as-char" draw:z-index="8" draw:style-name="gr1" draw:text-style-name="P9" svg:width="9.259cm" svg:height="0.551cm" draw:control="control9"/></text:p>
          </table:table-cell>
          <table:table-cell table:style-name="Tabelle1.A2" office:value-type="string">
            <text:p text:style-name="Standard"><draw:control text:anchor-type="as-char" draw:z-index="19" draw:style-name="gr1" draw:text-style-name="P9" svg:width="1.925cm" svg:height="0.551cm" draw:control="control20"/></text:p>
          </table:table-cell>
          <table:table-cell table:style-name="Tabelle1.A2" office:value-type="string">
            <text:p text:style-name="Standard"><draw:control text:anchor-type="as-char" draw:z-index="30" draw:style-name="gr1" draw:text-style-name="P9" svg:width="3.245cm" svg:height="0.551cm" draw:control="control3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4" draw:style-name="gr1" draw:text-style-name="P12" svg:width="0.664cm" svg:height="0.551cm" draw:control="control45"/></text:p>
          </table:table-cell>
          <table:table-cell table:style-name="Tabelle1.A2" office:value-type="string">
            <text:p text:style-name="Standard"><draw:control text:anchor-type="as-char" draw:z-index="9" draw:style-name="gr1" draw:text-style-name="P9" svg:width="9.33cm" svg:height="0.551cm" draw:control="control10"/></text:p>
          </table:table-cell>
          <table:table-cell table:style-name="Tabelle1.A2" office:value-type="string">
            <text:p text:style-name="Standard"><draw:control text:anchor-type="as-char" draw:z-index="20" draw:style-name="gr1" draw:text-style-name="P9" svg:width="1.925cm" svg:height="0.551cm" draw:control="control21"/></text:p>
          </table:table-cell>
          <table:table-cell table:style-name="Tabelle1.A2" office:value-type="string">
            <text:p text:style-name="Standard"><draw:control text:anchor-type="as-char" draw:z-index="31" draw:style-name="gr1" draw:text-style-name="P9" svg:width="3.245cm" svg:height="0.551cm" draw:control="control32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5" draw:style-name="gr1" draw:text-style-name="P12" svg:width="0.664cm" svg:height="0.551cm" draw:control="control46"/></text:p>
          </table:table-cell>
          <table:table-cell table:style-name="Tabelle1.A2" office:value-type="string">
            <text:p text:style-name="Standard"><draw:control text:anchor-type="as-char" draw:z-index="10" draw:style-name="gr1" draw:text-style-name="P9" svg:width="9.33cm" svg:height="0.551cm" draw:control="control11"/></text:p>
          </table:table-cell>
          <table:table-cell table:style-name="Tabelle1.A2" office:value-type="string">
            <text:p text:style-name="Standard"><draw:control text:anchor-type="as-char" draw:z-index="21" draw:style-name="gr1" draw:text-style-name="P9" svg:width="1.925cm" svg:height="0.551cm" draw:control="control22"/></text:p>
          </table:table-cell>
          <table:table-cell table:style-name="Tabelle1.A2" office:value-type="string">
            <text:p text:style-name="Standard"><draw:control text:anchor-type="as-char" draw:z-index="32" draw:style-name="gr1" draw:text-style-name="P9" svg:width="3.245cm" svg:height="0.551cm" draw:control="control33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6" draw:style-name="gr1" draw:text-style-name="P12" svg:width="0.664cm" svg:height="0.551cm" draw:control="control47"/></text:p>
          </table:table-cell>
          <table:table-cell table:style-name="Tabelle1.A2" office:value-type="string">
            <text:p text:style-name="Standard"><draw:control text:anchor-type="as-char" draw:z-index="11" draw:style-name="gr1" draw:text-style-name="P9" svg:width="9.33cm" svg:height="0.551cm" draw:control="control12"/></text:p>
          </table:table-cell>
          <table:table-cell table:style-name="Tabelle1.A2" office:value-type="string">
            <text:p text:style-name="Standard"><draw:control text:anchor-type="as-char" draw:z-index="22" draw:style-name="gr1" draw:text-style-name="P9" svg:width="1.925cm" svg:height="0.551cm" draw:control="control23"/></text:p>
          </table:table-cell>
          <table:table-cell table:style-name="Tabelle1.A2" office:value-type="string">
            <text:p text:style-name="Standard"><draw:control text:anchor-type="as-char" draw:z-index="33" draw:style-name="gr1" draw:text-style-name="P9" svg:width="3.245cm" svg:height="0.551cm" draw:control="control34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7" draw:style-name="gr1" draw:text-style-name="P12" svg:width="0.664cm" svg:height="0.551cm" draw:control="control48"/></text:p>
          </table:table-cell>
          <table:table-cell table:style-name="Tabelle1.A2" office:value-type="string">
            <text:p text:style-name="Standard"><draw:control text:anchor-type="as-char" draw:z-index="12" draw:style-name="gr1" draw:text-style-name="P9" svg:width="9.33cm" svg:height="0.551cm" draw:control="control13"/></text:p>
          </table:table-cell>
          <table:table-cell table:style-name="Tabelle1.A2" office:value-type="string">
            <text:p text:style-name="Standard"><draw:control text:anchor-type="as-char" draw:z-index="23" draw:style-name="gr1" draw:text-style-name="P9" svg:width="1.925cm" svg:height="0.551cm" draw:control="control24"/></text:p>
          </table:table-cell>
          <table:table-cell table:style-name="Tabelle1.A2" office:value-type="string">
            <text:p text:style-name="Standard"><draw:control text:anchor-type="as-char" draw:z-index="34" draw:style-name="gr1" draw:text-style-name="P9" svg:width="3.245cm" svg:height="0.551cm" draw:control="control35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8" draw:style-name="gr1" draw:text-style-name="P12" svg:width="0.664cm" svg:height="0.551cm" draw:control="control49"/></text:p>
          </table:table-cell>
          <table:table-cell table:style-name="Tabelle1.A2" office:value-type="string">
            <text:p text:style-name="Standard"><draw:control text:anchor-type="as-char" draw:z-index="13" draw:style-name="gr1" draw:text-style-name="P9" svg:width="9.33cm" svg:height="0.551cm" draw:control="control14"/></text:p>
          </table:table-cell>
          <table:table-cell table:style-name="Tabelle1.A2" office:value-type="string">
            <text:p text:style-name="Standard"><draw:control text:anchor-type="as-char" draw:z-index="24" draw:style-name="gr1" draw:text-style-name="P9" svg:width="1.925cm" svg:height="0.551cm" draw:control="control25"/></text:p>
          </table:table-cell>
          <table:table-cell table:style-name="Tabelle1.A2" office:value-type="string">
            <text:p text:style-name="Standard"><draw:control text:anchor-type="as-char" draw:z-index="35" draw:style-name="gr1" draw:text-style-name="P9" svg:width="3.245cm" svg:height="0.551cm" draw:control="control36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49" draw:style-name="gr1" draw:text-style-name="P12" svg:width="0.664cm" svg:height="0.551cm" draw:control="control50"/></text:p>
          </table:table-cell>
          <table:table-cell table:style-name="Tabelle1.A2" office:value-type="string">
            <text:p text:style-name="Standard"><draw:control text:anchor-type="as-char" draw:z-index="14" draw:style-name="gr1" draw:text-style-name="P9" svg:width="9.33cm" svg:height="0.551cm" draw:control="control15"/></text:p>
          </table:table-cell>
          <table:table-cell table:style-name="Tabelle1.A2" office:value-type="string">
            <text:p text:style-name="Standard"><draw:control text:anchor-type="as-char" draw:z-index="25" draw:style-name="gr1" draw:text-style-name="P9" svg:width="1.925cm" svg:height="0.551cm" draw:control="control26"/></text:p>
          </table:table-cell>
          <table:table-cell table:style-name="Tabelle1.A2" office:value-type="string">
            <text:p text:style-name="Standard"><draw:control text:anchor-type="as-char" draw:z-index="36" draw:style-name="gr1" draw:text-style-name="P9" svg:width="3.245cm" svg:height="0.551cm" draw:control="control37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0" draw:style-name="gr1" draw:text-style-name="P12" svg:width="0.664cm" svg:height="0.551cm" draw:control="control51"/></text:p>
          </table:table-cell>
          <table:table-cell table:style-name="Tabelle1.A2" office:value-type="string">
            <text:p text:style-name="Standard"><draw:control text:anchor-type="as-char" draw:z-index="15" draw:style-name="gr1" draw:text-style-name="P9" svg:width="9.259cm" svg:height="0.551cm" draw:control="control16"/></text:p>
          </table:table-cell>
          <table:table-cell table:style-name="Tabelle1.A2" office:value-type="string">
            <text:p text:style-name="Standard"><draw:control text:anchor-type="as-char" draw:z-index="26" draw:style-name="gr1" draw:text-style-name="P9" svg:width="1.925cm" svg:height="0.551cm" draw:control="control27"/></text:p>
          </table:table-cell>
          <table:table-cell table:style-name="Tabelle1.A2" office:value-type="string">
            <text:p text:style-name="Standard"><draw:control text:anchor-type="as-char" draw:z-index="37" draw:style-name="gr1" draw:text-style-name="P9" svg:width="3.245cm" svg:height="0.551cm" draw:control="control38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1" draw:style-name="gr1" draw:text-style-name="P12" svg:width="0.664cm" svg:height="0.551cm" draw:control="control52"/></text:p>
          </table:table-cell>
          <table:table-cell table:style-name="Tabelle1.A2" office:value-type="string">
            <text:p text:style-name="Standard"><draw:control text:anchor-type="as-char" draw:z-index="16" draw:style-name="gr1" draw:text-style-name="P9" svg:width="9.33cm" svg:height="0.551cm" draw:control="control17"/></text:p>
          </table:table-cell>
          <table:table-cell table:style-name="Tabelle1.A2" office:value-type="string">
            <text:p text:style-name="Standard"><draw:control text:anchor-type="as-char" draw:z-index="27" draw:style-name="gr1" draw:text-style-name="P9" svg:width="1.925cm" svg:height="0.551cm" draw:control="control28"/></text:p>
          </table:table-cell>
          <table:table-cell table:style-name="Tabelle1.A2" office:value-type="string">
            <text:p text:style-name="Standard"><draw:control text:anchor-type="as-char" draw:z-index="38" draw:style-name="gr1" draw:text-style-name="P9" svg:width="3.245cm" svg:height="0.551cm" draw:control="control39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2" draw:style-name="gr1" draw:text-style-name="P12" svg:width="0.664cm" svg:height="0.551cm" draw:control="control53"/></text:p>
          </table:table-cell>
          <table:table-cell table:style-name="Tabelle1.A2" office:value-type="string">
            <text:p text:style-name="Standard"><draw:control text:anchor-type="as-char" draw:z-index="17" draw:style-name="gr1" draw:text-style-name="P9" svg:width="9.33cm" svg:height="0.551cm" draw:control="control18"/></text:p>
          </table:table-cell>
          <table:table-cell table:style-name="Tabelle1.A2" office:value-type="string">
            <text:p text:style-name="Standard"><draw:control text:anchor-type="as-char" draw:z-index="28" draw:style-name="gr1" draw:text-style-name="P9" svg:width="1.925cm" svg:height="0.551cm" draw:control="control29"/></text:p>
          </table:table-cell>
          <table:table-cell table:style-name="Tabelle1.A2" office:value-type="string">
            <text:p text:style-name="Standard"><draw:control text:anchor-type="as-char" draw:z-index="39" draw:style-name="gr1" draw:text-style-name="P9" svg:width="3.245cm" svg:height="0.551cm" draw:control="control40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  <table:table-row>
          <table:table-cell table:style-name="Tabelle1.A2" office:value-type="string">
            <text:p text:style-name="P6"><draw:control text:anchor-type="as-char" draw:z-index="53" draw:style-name="gr1" draw:text-style-name="P12" svg:width="0.664cm" svg:height="0.551cm" draw:control="control54"/></text:p>
          </table:table-cell>
          <table:table-cell table:style-name="Tabelle1.A2" office:value-type="string">
            <text:p text:style-name="Standard"><draw:control text:anchor-type="as-char" draw:z-index="18" draw:style-name="gr1" draw:text-style-name="P9" svg:width="9.33cm" svg:height="0.551cm" draw:control="control19"/></text:p>
          </table:table-cell>
          <table:table-cell table:style-name="Tabelle1.A2" office:value-type="string">
            <text:p text:style-name="Standard"><draw:control text:anchor-type="as-char" draw:z-index="29" draw:style-name="gr1" draw:text-style-name="P9" svg:width="1.925cm" svg:height="0.551cm" draw:control="control30"/></text:p>
          </table:table-cell>
          <table:table-cell table:style-name="Tabelle1.A2" office:value-type="string">
            <text:p text:style-name="Standard"><draw:control text:anchor-type="as-char" draw:z-index="40" draw:style-name="gr1" draw:text-style-name="P9" svg:width="3.245cm" svg:height="0.551cm" draw:control="control41"/></text:p>
          </table:table-cell>
          <table:table-cell table:style-name="Tabelle1.A2" office:value-type="string">
            <text:p text:style-name="Standard"/>
          </table:table-cell>
          <table:table-cell table:style-name="Tabelle1.A2" office:value-type="string">
            <text:p text:style-name="Standard"/>
          </table:table-cell>
          <table:table-cell table:style-name="Tabelle1.G2" office:value-type="string">
            <text:p text:style-name="Standard"/>
          </table:table-cell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header-rows>
          <table:table-row>
            <table:table-cell table:style-name="Tabelle2.A1" office:value-type="string">
              <text:p text:style-name="P3">Prüfungskommision:</text:p>
            </table:table-cell>
            <table:table-cell table:style-name="Tabelle2.B2" office:value-type="string">
              <text:p text:style-name="P3"><draw:control text:anchor-type="as-char" draw:z-index="5" draw:style-name="gr1" draw:text-style-name="P10" svg:width="6.502cm" svg:height="0.701cm" draw:control="control6"/></text:p>
            </table:table-cell>
            <table:table-cell table:style-name="Tabelle2.C2" office:value-type="string">
              <text:p text:style-name="P4"><draw:control text:anchor-type="as-char" draw:z-index="6" draw:style-name="gr1" draw:text-style-name="P10" svg:width="6.502cm" svg:height="0.701cm" draw:control="control7"/></text:p>
            </table:table-cell>
            <table:table-cell table:style-name="Tabelle2.D2" office:value-type="string">
              <text:p text:style-name="P4"><draw:control text:anchor-type="as-char" draw:z-index="7" draw:style-name="gr1" draw:text-style-name="P10" svg:width="6.502cm" svg:height="0.701cm" draw:control="control8"/></text:p>
            </table:table-cell>
          </table:table-row>
        </table:table-header-rows>
        <table:table-row>
          <table:table-cell table:style-name="Tabelle2.A2" office:value-type="string">
            <text:p text:style-name="Table_20_Contents"/>
          </table:table-cell>
          <table:table-cell table:style-name="Tabelle2.B2" office:value-type="string">
            <text:p text:style-name="Table_20_Contents"><text:s/>Vorsitzende/r</text:p>
          </table:table-cell>
          <table:table-cell table:style-name="Tabelle2.C2" office:value-type="string">
            <text:p text:style-name="Table_20_Contents"><text:s/>Sachverständige/r</text:p>
          </table:table-cell>
          <table:table-cell table:style-name="Tabelle2.D2" office:value-type="string">
            <text:p text:style-name="Table_20_Contents"><text:s/>Sachverständige/r</text:p>
          </table:table-cell>
        </table:table-row>
      </table:table>
      <text:p text:style-name="P1"/>
      <text:p text:style-name="P2">Rechtbehelfsbelehrung:</text:p>
      <text:p text:style-name="P5"><draw:control text:anchor-type="as-char" draw:z-index="41" draw:style-name="gr1" draw:text-style-name="P11" svg:width="27.128cm" svg:height="1.101cm" draw:control="control42"/></text:p>
      <text:p text:style-name="P1"/>
      <text:p text:style-name="P1">Dez.L S z.K. ................................ <text:tab/><text:tab/>S1-311 zwV ............................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venir LT Std" svg:font-family="'Avenir LT Std'"/>
    <style:font-face style:name="Arial3" svg:font-family="Arial" style:font-adornments="Cursiva" style:font-family-generic="swiss"/>
    <style:font-face style:name="Arial2" svg:font-family="Arial" style:font-adornments="Negreta" style:font-family-generic="swiss"/>
    <style:font-face style:name="Arial1" svg:font-family="Arial" style:font-adornments="Normal" style:font-family-generic="swiss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venir LT Std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venir LT Std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venir LT Std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109cm" fo:text-align="center" style:justify-single-word="false"/>
      <style:text-properties style:font-name="Arial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27cm" fo:margin-right="1.2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7T09:36:28</meta:creation-date>
    <meta:generator>LibreOffice/3.5$Linux_x86 LibreOffice_project/350m1$Build-2</meta:generator>
    <dc:date>2013-12-18T14:51:53</dc:date>
    <dc:creator>Stefan Meyer</dc:creator>
    <meta:editing-duration>PT4H24M22S</meta:editing-duration>
    <meta:editing-cycles>52</meta:editing-cycles>
    <meta:document-statistic meta:table-count="2" meta:image-count="0" meta:object-count="0" meta:page-count="1" meta:paragraph-count="71" meta:word-count="36" meta:character-count="419" meta:non-whitespace-character-count="340"/>
  </office:meta>
</office:document-meta>
</file>